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office:value-type="string">
            <text:p>series</text:p>
          </table:table-cell>
          <table:table-cell office:value-type="string">
            <text:p>numerator</text:p>
          </table:table-cell>
          <table:table-cell office:value-type="string">
            <text:p>denominator</text:p>
          </table:table-cell>
          <table:table-cell office:value-type="float" office:value="1992">
            <text:p>1992</text:p>
          </table:table-cell>
          <table:table-cell office:value-type="float" office:value="1993">
            <text:p>1993</text:p>
          </table:table-cell>
          <table:table-cell office:value-type="float" office:value="1994">
            <text:p>1994</text:p>
          </table:table-cell>
          <table:table-cell office:value-type="float" office:value="1995">
            <text:p>1995</text:p>
          </table:table-cell>
          <table:table-cell office:value-type="float" office:value="1996">
            <text:p>1996</text:p>
          </table:table-cell>
          <table:table-cell office:value-type="float" office:value="1997">
            <text:p>1997</text:p>
          </table:table-cell>
          <table:table-cell office:value-type="float" office:value="1998">
            <text:p>1998</text:p>
          </table:table-cell>
          <table:table-cell office:value-type="float" office:value="1999">
            <text:p>1999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office:value-type="float" office:value="2002">
            <text:p>2002</text:p>
          </table:table-cell>
          <table:table-cell office:value-type="float" office:value="2003">
            <text:p>2003</text:p>
          </table:table-cell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  <table:table-cell office:value-type="float" office:value="2007">
            <text:p>2007</text:p>
          </table:table-cell>
          <table:table-cell office:value-type="float" office:value="2008">
            <text:p>2008</text:p>
          </table:table-cell>
          <table:table-cell office:value-type="float" office:value="2009">
            <text:p>2009</text:p>
          </table:table-cell>
          <table:table-cell office:value-type="float" office:value="2010">
            <text:p>2010</text:p>
          </table:table-cell>
          <table:table-cell office:value-type="float" office:value="2011">
            <text:p>2011</text:p>
          </table:table-cell>
          <table:table-cell office:value-type="float" office:value="2012">
            <text:p>2012</text:p>
          </table:table-cell>
          <table:table-cell office:value-type="float" office:value="2013">
            <text:p>2013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מדד המחירים לצרכן</text:p>
          </table:table-cell>
          <table:table-cell office:value-type="string">
            <text:p>ש”ח נומינלי</text:p>
          </table:table-cell>
          <table:table-cell office:value-type="string">
            <text:p>ש”ח ריאלי</text:p>
          </table:table-cell>
          <table:table-cell office:value-type="float" office:value="0.427702979004358">
            <text:p>0.427702979</text:p>
          </table:table-cell>
          <table:table-cell office:value-type="float" office:value="0.475810164691154">
            <text:p>0.4758101647</text:p>
          </table:table-cell>
          <table:table-cell office:value-type="float" office:value="0.544576580980152">
            <text:p>0.544576581</text:p>
          </table:table-cell>
          <table:table-cell office:value-type="float" office:value="0.588706838252087">
            <text:p>0.5887068383</text:p>
          </table:table-cell>
          <table:table-cell office:value-type="float" office:value="0.651035153611563">
            <text:p>0.6510351536</text:p>
          </table:table-cell>
          <table:table-cell office:value-type="float" office:value="0.696530273948674">
            <text:p>0.6965302739</text:p>
          </table:table-cell>
          <table:table-cell office:value-type="float" office:value="0.756583830803121">
            <text:p>0.7565838308</text:p>
          </table:table-cell>
          <table:table-cell table:number-columns-repeated="2" office:value-type="float" office:value="0.766750172114473">
            <text:p>0.7667501721</text:p>
          </table:table-cell>
          <table:table-cell office:value-type="float" office:value="0.777556601210202">
            <text:p>0.7775566012</text:p>
          </table:table-cell>
          <table:table-cell office:value-type="float" office:value="0.828067174054482">
            <text:p>0.8280671741</text:p>
          </table:table-cell>
          <table:table-cell office:value-type="float" office:value="0.812448685761824">
            <text:p>0.8124486858</text:p>
          </table:table-cell>
          <table:table-cell office:value-type="float" office:value="0.822256919092369">
            <text:p>0.8222569191</text:p>
          </table:table-cell>
          <table:table-cell office:value-type="float" office:value="0.841873395706154">
            <text:p>0.8418733957</text:p>
          </table:table-cell>
          <table:table-cell office:value-type="float" office:value="0.841056040440434">
            <text:p>0.8410560404</text:p>
          </table:table-cell>
          <table:table-cell office:value-type="float" office:value="0.869622519393601">
            <text:p>0.8696225194</text:p>
          </table:table-cell>
          <table:table-cell office:value-type="float" office:value="0.902710598042518">
            <text:p>0.902710598</text:p>
          </table:table-cell>
          <table:table-cell office:value-type="float" office:value="0.938048662934319">
            <text:p>0.9380486629</text:p>
          </table:table-cell>
          <table:table-cell office:value-type="float" office:value="0.963015739164741">
            <text:p>0.9630157392</text:p>
          </table:table-cell>
          <table:table-cell office:value-type="float" office:value="0.983916740675749">
            <text:p>0.983916740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תוצר מקומי גולמי</text:p>
          </table:table-cell>
          <table:table-cell office:value-type="string">
            <text:p>ש”ח נומינלי</text:p>
          </table:table-cell>
          <table:table-cell/>
          <table:table-cell office:value-type="float" office:value="164613346">
            <text:p>164613346</text:p>
          </table:table-cell>
          <table:table-cell office:value-type="float" office:value="190406837">
            <text:p>190406837</text:p>
          </table:table-cell>
          <table:table-cell office:value-type="float" office:value="231250816">
            <text:p>231250816</text:p>
          </table:table-cell>
          <table:table-cell office:value-type="float" office:value="289555000">
            <text:p>289555000</text:p>
          </table:table-cell>
          <table:table-cell office:value-type="float" office:value="335645000">
            <text:p>335645000</text:p>
          </table:table-cell>
          <table:table-cell office:value-type="float" office:value="373876000">
            <text:p>373876000</text:p>
          </table:table-cell>
          <table:table-cell office:value-type="float" office:value="417334000">
            <text:p>417334000</text:p>
          </table:table-cell>
          <table:table-cell office:value-type="float" office:value="458192000">
            <text:p>458192000</text:p>
          </table:table-cell>
          <table:table-cell office:value-type="float" office:value="506173000">
            <text:p>506173000</text:p>
          </table:table-cell>
          <table:table-cell office:value-type="float" office:value="514255000">
            <text:p>514255000</text:p>
          </table:table-cell>
          <table:table-cell office:value-type="float" office:value="534649000">
            <text:p>534649000</text:p>
          </table:table-cell>
          <table:table-cell office:value-type="float" office:value="539406000">
            <text:p>539406000</text:p>
          </table:table-cell>
          <table:table-cell office:value-type="float" office:value="566590000">
            <text:p>566590000</text:p>
          </table:table-cell>
          <table:table-cell office:value-type="float" office:value="600011000">
            <text:p>600011000</text:p>
          </table:table-cell>
          <table:table-cell office:value-type="float" office:value="646735000">
            <text:p>646735000</text:p>
          </table:table-cell>
          <table:table-cell office:value-type="float" office:value="683352000">
            <text:p>683352000</text:p>
          </table:table-cell>
          <table:table-cell office:value-type="float" office:value="723035000">
            <text:p>723035000</text:p>
          </table:table-cell>
          <table:table-cell office:value-type="float" office:value="765958000">
            <text:p>765958000</text:p>
          </table:table-cell>
          <table:table-cell office:value-type="float" office:value="813938000">
            <text:p>813938000</text:p>
          </table:table-cell>
          <table:table-cell office:value-type="float" office:value="871827000">
            <text:p>871827000</text:p>
          </table:table-cell>
          <table:table-cell office:value-type="float" office:value="929763000">
            <text:p>929763000</text:p>
          </table:table-cell>
          <table:table-cell table:number-columns-repeated="2"/>
        </table:table-row>
        <table:table-row table:style-name="ro1">
          <table:table-cell office:value-type="string">
            <text:p>גודל האוכלוסיה</text:p>
          </table:table-cell>
          <table:table-cell office:value-type="string">
            <text:p>אדם</text:p>
          </table:table-cell>
          <table:table-cell/>
          <table:table-cell office:value-type="float" office:value="5123500">
            <text:p>5123500</text:p>
          </table:table-cell>
          <table:table-cell office:value-type="float" office:value="5261400">
            <text:p>5261400</text:p>
          </table:table-cell>
          <table:table-cell office:value-type="float" office:value="5399300">
            <text:p>5399300</text:p>
          </table:table-cell>
          <table:table-cell office:value-type="float" office:value="5544900">
            <text:p>5544900</text:p>
          </table:table-cell>
          <table:table-cell office:value-type="float" office:value="5685100">
            <text:p>5685100</text:p>
          </table:table-cell>
          <table:table-cell office:value-type="float" office:value="5828900">
            <text:p>5828900</text:p>
          </table:table-cell>
          <table:table-cell office:value-type="float" office:value="5970700">
            <text:p>5970700</text:p>
          </table:table-cell>
          <table:table-cell office:value-type="float" office:value="6125300">
            <text:p>6125300</text:p>
          </table:table-cell>
          <table:table-cell office:value-type="float" office:value="6289200">
            <text:p>6289200</text:p>
          </table:table-cell>
          <table:table-cell office:value-type="float" office:value="6439000">
            <text:p>6439000</text:p>
          </table:table-cell>
          <table:table-cell office:value-type="float" office:value="6570000">
            <text:p>6570000</text:p>
          </table:table-cell>
          <table:table-cell office:value-type="float" office:value="6689700">
            <text:p>6689700</text:p>
          </table:table-cell>
          <table:table-cell office:value-type="float" office:value="6809000">
            <text:p>6809000</text:p>
          </table:table-cell>
          <table:table-cell office:value-type="float" office:value="6930100">
            <text:p>6930100</text:p>
          </table:table-cell>
          <table:table-cell office:value-type="float" office:value="7053700">
            <text:p>7053700</text:p>
          </table:table-cell>
          <table:table-cell office:value-type="float" office:value="7180100">
            <text:p>7180100</text:p>
          </table:table-cell>
          <table:table-cell office:value-type="float" office:value="7308800">
            <text:p>7308800</text:p>
          </table:table-cell>
          <table:table-cell office:value-type="float" office:value="7485600">
            <text:p>7485600</text:p>
          </table:table-cell>
          <table:table-cell office:value-type="float" office:value="7623600">
            <text:p>7623600</text:p>
          </table:table-cell>
          <table:table-cell office:value-type="float" office:value="7765800">
            <text:p>7765800</text:p>
          </table:table-cell>
          <table:table-cell table:number-columns-repeated="3"/>
        </table:table-row>
        <table:table-row table:style-name="ro1">
          <table:table-cell office:value-type="string">
            <text:p>תלמידים בחינוך העברי</text:p>
          </table:table-cell>
          <table:table-cell office:value-type="string">
            <text:p>אדם</text:p>
          </table:table-cell>
          <table:table-cell/>
          <table:table-cell office:value-type="float" office:value="1167892">
            <text:p>1167892</text:p>
          </table:table-cell>
          <table:table-cell office:value-type="float" office:value="1186130">
            <text:p>1186130</text:p>
          </table:table-cell>
          <table:table-cell office:value-type="float" office:value="1198489">
            <text:p>1198489</text:p>
          </table:table-cell>
          <table:table-cell office:value-type="float" office:value="1193482">
            <text:p>1193482</text:p>
          </table:table-cell>
          <table:table-cell office:value-type="float" office:value="1224912">
            <text:p>1224912</text:p>
          </table:table-cell>
          <table:table-cell office:value-type="float" office:value="1239346">
            <text:p>1239346</text:p>
          </table:table-cell>
          <table:table-cell office:value-type="float" office:value="1260663">
            <text:p>1260663</text:p>
          </table:table-cell>
          <table:table-cell office:value-type="float" office:value="1305510">
            <text:p>1305510</text:p>
          </table:table-cell>
          <table:table-cell office:value-type="float" office:value="1320545">
            <text:p>1320545</text:p>
          </table:table-cell>
          <table:table-cell office:value-type="float" office:value="1322967">
            <text:p>1322967</text:p>
          </table:table-cell>
          <table:table-cell office:value-type="float" office:value="1336283">
            <text:p>1336283</text:p>
          </table:table-cell>
          <table:table-cell office:value-type="float" office:value="1352718">
            <text:p>1352718</text:p>
          </table:table-cell>
          <table:table-cell office:value-type="float" office:value="1351979">
            <text:p>1351979</text:p>
          </table:table-cell>
          <table:table-cell office:value-type="float" office:value="1360408">
            <text:p>1360408</text:p>
          </table:table-cell>
          <table:table-cell office:value-type="float" office:value="1368828">
            <text:p>1368828</text:p>
          </table:table-cell>
          <table:table-cell office:value-type="float" office:value="1405864">
            <text:p>1405864</text:p>
          </table:table-cell>
          <table:table-cell office:value-type="float" office:value="1419425">
            <text:p>1419425</text:p>
          </table:table-cell>
          <table:table-cell table:number-columns-repeated="6"/>
        </table:table-row>
        <table:table-row table:style-name="ro1" table:number-rows-repeated="1048570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6T14:54:19</meta:creation-date>
    <dc:date>2013-02-16T15:48:17</dc:date>
    <meta:editing-duration>PT14M44S</meta:editing-duration>
    <meta:editing-cycles>1</meta:editing-cycles>
    <meta:document-statistic meta:table-count="1" meta:cell-count="114" meta:object-count="0"/>
    <meta:generator>LibreOffice/3.6$MacOSX_x86 LibreOffice_project/2ef5aff-a6fb0ff-166bdff-cf087ad-0f1389</meta:generator>
  </office:meta>
</office:document-meta>
</file>